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Arial2" svg:font-family="Arial" style:font-family-generic="swiss"/>
    <style:font-face style:name="Lucidasans2" svg:font-family="Lucidasans" style:font-family-generic="swiss"/>
    <style:font-face style:name="Courier 10 Pitch" svg:font-family="'Courier 10 Pitch'" style:font-pitch="fixed"/>
    <style:font-face style:name="Cumberland2" svg:font-family="Cumberland, 'Courier New'" style:font-family-generic="modern" style:font-pitch="fixed"/>
    <style:font-face style:name="Albany" svg:font-family="Albany, Arial" style:font-pitch="variable"/>
    <style:font-face style:name="Arial1" svg:font-family="Arial" style:font-pitch="variable"/>
    <style:font-face style:name="Mincho" svg:font-family="Mincho, msmincho" style:font-pitch="variable"/>
    <style:font-face style:name="StarSymbol1" svg:font-family="StarSymbol, 'Arial Unicode MS'" style:font-pitch="variable"/>
    <style:font-face style:name="Cumberland1" svg:font-family="Cumberland, 'Courier New'" style:font-family-generic="modern" style:font-pitch="variable"/>
    <style:font-face style:name="Arial" svg:font-family="Arial" style:font-family-generic="roman" style:font-pitch="variable"/>
    <style:font-face style:name="Cumberland" svg:font-family="Cumberland, 'Courier New'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, Arial" style:font-family-generic="swiss" style:font-pitch="variable"/>
    <style:font-face style:name="Andale Sans UI" svg:font-family="'Andale Sans UI', 'Arial Unicode MS'" style:font-family-generic="swiss" style:font-pitch="variable"/>
    <style:font-face style:name="Lucidasans1" svg:font-family="Lucidasans" style:font-family-generic="swiss" style:font-pitch="variable"/>
    <style:font-face style:name="Cumberland3" svg:font-family="Cumberland, 'Courier New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  <style:font-face style:name="StarSymbol4" svg:font-family="Star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draw:fill-color="#ffffff" draw:auto-grow-height="false" draw:fit-to-size="shrink-to-fit" fo:min-height="13.609cm"/>
    </style:style>
    <style:style style:name="gr3" style:family="graphic" style:parent-style-name="standard">
      <style:graphic-properties draw:stroke="none" draw:fill="none" fo:min-height="16.35cm"/>
    </style:style>
    <style:style style:name="gr4" style:family="graphic" style:parent-style-name="standard">
      <style:graphic-properties draw:stroke="none" draw:fill="none" fo:min-height="18.176cm"/>
    </style:style>
    <style:style style:name="gr5" style:family="graphic" style:parent-style-name="standard">
      <style:graphic-properties draw:stroke="none" draw:fill="none" fo:min-height="20.374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2.071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1.763cm"/>
    </style:style>
    <style:style style:name="pr6" style:family="presentation" style:parent-style-name="Standard-outline1">
      <style:graphic-properties fo:min-height="13.609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outline1" style:list-style-name="L6">
      <style:graphic-properties fo:min-height="13.609cm"/>
    </style:style>
    <style:style style:name="pr9" style:family="presentation" style:parent-style-name="Standard-title">
      <style:graphic-properties fo:min-height="2.163cm"/>
    </style:style>
    <style:style style:name="pr10" style:family="presentation" style:parent-style-name="Standard-title">
      <style:graphic-properties fo:min-height="2.889cm"/>
    </style:style>
    <style:style style:name="co1" style:family="table-column">
      <style:table-column-properties style:column-width="12.097cm" style:use-optimal-column-width="false"/>
    </style:style>
    <style:style style:name="co2" style:family="table-column">
      <style:table-column-properties style:column-width="12.103cm" style:use-optimal-column-width="false"/>
    </style:style>
    <style:style style:name="co3" style:family="table-column">
      <style:table-column-properties style:column-width="13.295cm" style:use-optimal-column-width="false"/>
    </style:style>
    <style:style style:name="co4" style:family="table-column">
      <style:table-column-properties style:column-width="13.305cm" style:use-optimal-column-width="false"/>
    </style:style>
    <style:style style:name="co5" style:family="table-column">
      <style:table-column-properties style:column-width="13.595cm" style:use-optimal-column-width="false"/>
    </style:style>
    <style:style style:name="co6" style:family="table-column">
      <style:table-column-properties style:column-width="13.605cm" style:use-optimal-column-width="false"/>
    </style:style>
    <style:style style:name="ro1" style:family="table-row">
      <style:table-row-properties style:row-height="1.51cm"/>
    </style:style>
    <style:style style:name="ro2" style:family="table-row">
      <style:table-row-properties style:row-height="2.694cm"/>
    </style:style>
    <style:style style:name="ro3" style:family="table-row">
      <style:table-row-properties style:row-height="2.698cm"/>
    </style:style>
    <style:style style:name="ro4" style:family="table-row">
      <style:table-row-properties style:row-height="2.431cm"/>
    </style:style>
    <style:style style:name="ro5" style:family="table-row">
      <style:table-row-properties style:row-height="4.588cm"/>
    </style:style>
    <style:style style:name="ro6" style:family="table-row">
      <style:table-row-properties style:row-height="2.125cm"/>
    </style:style>
    <style:style style:name="ro7" style:family="table-row">
      <style:table-row-properties style:row-height="3.509cm"/>
    </style:style>
    <style:style style:name="ro8" style:family="table-row">
      <style:table-row-properties style:row-height="1.385cm"/>
    </style:style>
    <style:style style:name="ro9" style:family="table-row">
      <style:table-row-properties style:row-height="2.267cm"/>
    </style:style>
    <style:style style:name="ro10" style:family="table-row">
      <style:table-row-properties style:row-height="1.94cm"/>
    </style:style>
    <style:style style:name="ro11" style:family="table-row">
      <style:table-row-properties style:row-height="2.313cm"/>
    </style:style>
    <style:style style:name="ce1" style:family="table-cell">
      <style:graphic-properties style:repeat="repeat"/>
      <style:text-properties fo:font-size="24pt" style:font-size-asian="24pt" style:font-size-complex="24pt"/>
    </style:style>
    <style:style style:name="ce2" style:family="table-cell">
      <style:graphic-properties style:repeat="repeat"/>
      <style:text-properties fo:font-size="26pt" style:font-size-asian="26pt" style:font-size-complex="26pt"/>
    </style:style>
    <style:style style:name="P1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2" style:family="paragraph">
      <style:paragraph-properties fo:margin-top="0cm" fo:margin-bottom="0.5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margin-top="0cm" fo:margin-bottom="0cm"/>
      <style:text-properties style:font-name="Courier 10 Pitch" fo:font-size="19pt" style:font-size-asian="19pt" style:font-size-complex="19pt"/>
    </style:style>
    <style:style style:name="P5" style:family="paragraph">
      <style:text-properties style:font-name="Courier 10 Pitch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solid" style:text-underline-width="auto" style:text-underline-color="font-color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use-window-font-color="true" style:text-outline="false" style:text-line-through-style="none" style:text-line-through-type="none" style:font-name="Albany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lbany" fo:font-size="20pt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2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style:font-name="Courier 10 Pitch"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22pt" fo:font-style="normal" style:font-size-asian="22pt" style:font-style-asian="normal" style:font-size-complex="22pt" style:font-style-complex="normal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color="#800000" style:font-name="Courier 10 Pitch" fo:font-size="19pt" style:font-size-asian="19pt" style:font-size-complex="19pt"/>
    </style:style>
    <style:style style:name="T12" style:family="text">
      <style:text-properties fo:color="#008000" style:font-name="Courier 10 Pitch" fo:font-size="19pt" style:font-size-asian="19pt" style:font-size-complex="19pt"/>
    </style:style>
    <style:style style:name="T13" style:family="text">
      <style:text-properties fo:color="#0000ff" style:font-name="Courier 10 Pitch" fo:font-size="19pt" style:font-size-asian="19pt" style:font-size-complex="19pt"/>
    </style:style>
    <style:style style:name="T14" style:family="text">
      <style:text-properties style:font-name="Courier 10 Pitch" fo:font-size="19pt" style:font-size-asian="19pt" style:font-size-complex="19pt"/>
    </style:style>
    <style:style style:name="T15" style:family="text">
      <style:text-properties style:font-name="Courier 10 Pitch" fo:font-size="19pt" fo:font-weight="bold" style:font-size-asian="19pt" style:font-weight-asian="bold" style:font-size-complex="19pt" style:font-weight-complex="bold"/>
    </style:style>
    <style:style style:name="T16" style:family="text">
      <style:text-properties fo:color="#008080" style:font-name="Courier 10 Pitch" fo:font-size="19pt" style:font-size-asian="19pt" style:font-size-complex="19pt"/>
    </style:style>
    <style:style style:name="T17" style:family="text">
      <style:text-properties fo:color="#dd0000" style:font-name="Courier 10 Pitch" fo:font-size="19pt" style:font-size-asian="19pt" style:font-size-complex="19pt"/>
    </style:style>
    <style:style style:name="T18" style:family="text">
      <style:text-properties fo:color="#ff00ff" style:font-name="Courier 10 Pitch" fo:font-size="19pt" style:font-size-asian="19pt" style:font-size-complex="19pt"/>
    </style:style>
    <style:style style:name="T19" style:family="text">
      <style:text-properties style:font-name="Courier 10 Pitch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5.199cm" svg:height="3.506cm" svg:x="1.4cm" svg:y="0.837cm" presentation:class="title">
          <draw:text-box>
            <text:p>Text/Binär</text:p>
          </draw:text-box>
        </draw:frame>
        <draw:frame draw:style-name="standard" draw:layer="layout" svg:width="24.199cm" svg:height="13.799cm" svg:x="2cm" svg:y="4.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Textdateien</text:span></text:p>
              </table:table-cell>
              <table:table-cell>
                <text:p><text:span text:style-name="T1">Binärdateien</text:span></text:p>
              </table:table-cell>
            </table:table-row>
            <table:table-row table:style-name="ro2" table:default-cell-style-name="ce1">
              <table:table-cell>
                <text:p><text:span text:style-name="T1">Bytes werden nach dem ASCII-Code interpretiert</text:span></text:p>
              </table:table-cell>
              <table:table-cell>
                <text:p><text:span text:style-name="T1">Bytes können beliebige Bedeutung haben</text:span></text:p>
              </table:table-cell>
            </table:table-row>
            <table:table-row table:style-name="ro2" table:default-cell-style-name="ce1">
              <table:table-cell>
                <text:p><text:span text:style-name="T1">Oft zeilenweise organisiert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1">Sonderbehandlung des Zeilenendes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">fgets, fputs</text:span></text:p>
              </table:table-cell>
              <table:table-cell>
                <text:p><text:span text:style-name="T1">fread, fwrite</text:span></text:p>
              </table:table-cell>
            </table:table-row>
            <table:table-row table:style-name="ro3" table:default-cell-style-name="ce1">
              <table:table-cell>
                <text:p><text:span text:style-name="T1">Nahezu unbegrenzt portabel</text:span></text:p>
              </table:table-cell>
              <table:table-cell>
                <text:p><text:span text:style-name="T1">Oft nicht portabe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draw:frame presentation:style-name="pr3" draw:text-style-name="P1" draw:layer="layout" svg:width="25.199cm" svg:height="2.071cm" svg:x="1.437cm" svg:y="0.129cm" presentation:class="title" presentation:user-transformed="true">
          <draw:text-box>
            <text:p><text:span text:style-name="T2">Dateiaufbau</text:span></text:p>
          </draw:text-box>
        </draw:frame>
        <draw:frame draw:style-name="standard" draw:layer="layout" svg:width="26.599cm" svg:height="18.593cm" svg:x="1cm" svg:y="2.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2">
              <table:table-cell>
                <text:p><text:span text:style-name="T3">Dateien mit fester Datensatzlänge</text:span></text:p>
              </table:table-cell>
              <table:table-cell>
                <text:p><text:span text:style-name="T3">Dateien mit variabler Datensatzlänge</text:span></text:p>
              </table:table-cell>
            </table:table-row>
            <table:table-row table:style-name="ro4" table:default-cell-style-name="ce2">
              <table:table-cell>
                <text:p><text:span text:style-name="T3">Alle Datensätze haben den selben Aufbau</text:span></text:p>
              </table:table-cell>
              <table:table-cell>
                <text:p><text:span text:style-name="T3">Datensätze sind unterschiedlich lang</text:span></text:p>
              </table:table-cell>
            </table:table-row>
            <table:table-row table:style-name="ro5" table:default-cell-style-name="ce2">
              <table:table-cell>
                <text:p><text:span text:style-name="T3">Meistens Binärdaten </text:span></text:p>
              </table:table-cell>
              <table:table-cell>
                <text:p><text:span text:style-name="T3">Textdateien haben oft variabel lange Datensätze, wenn man Zeilen als Datensätze betrachtet</text:span></text:p>
              </table:table-cell>
            </table:table-row>
            <table:table-row table:style-name="ro6" table:default-cell-style-name="ce2">
              <table:table-cell>
                <text:p><text:span text:style-name="T3">Oft 1:1 abgelegte Strukturen</text:span></text:p>
              </table:table-cell>
              <table:table-cell/>
            </table:table-row>
            <table:table-row table:style-name="ro7" table:default-cell-style-name="ce2">
              <table:table-cell>
                <text:p><text:span text:style-name="T3">Direkter Zugriff auf beliebige Datensätze ist möglich</text:span></text:p>
              </table:table-cell>
              <table:table-cell>
                <text:p><text:span text:style-name="T3">sequenzielle Verarbeitung, oder extra geführte Datensatzverwaltung (Index)</text:span></text:p>
              </table:table-cell>
            </table:table-row>
            <table:table-row table:style-name="ro6" table:default-cell-style-name="ce2">
              <table:table-cell>
                <text:p><text:span text:style-name="T3">Oft nicht portabel</text:span></text:p>
              </table:table-cell>
              <table:table-cell/>
            </table:table-row>
            <table:table-row table:style-name="ro8" table:default-cell-style-name="ce2">
              <table:table-cell>
                <text:p><text:span text:style-name="T3">fread, fwrite, fseek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draw:frame presentation:style-name="pr5" draw:text-style-name="P1" draw:layer="layout" svg:width="25.199cm" svg:height="1.763cm" svg:x="1.4cm" svg:y="0.837cm" presentation:class="title" presentation:user-transformed="true">
          <draw:text-box>
            <text:p><text:span text:style-name="T2">Dateiverarbeitung</text:span></text:p>
          </draw:text-box>
        </draw:frame>
        <draw:frame draw:style-name="standard" draw:layer="layout" svg:width="27.199cm" svg:height="10.399cm" svg:x="0.4cm" svg:y="4.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9" table:default-cell-style-name="ce2">
              <table:table-cell>
                <text:p><text:span text:style-name="T3">High level I/O</text:span></text:p>
              </table:table-cell>
              <table:table-cell>
                <text:p><text:span text:style-name="T3">Low level I/O</text:span></text:p>
              </table:table-cell>
            </table:table-row>
            <table:table-row table:style-name="ro10" table:default-cell-style-name="ce2">
              <table:table-cell>
                <text:p><text:span text:style-name="T3">portabel</text:span></text:p>
              </table:table-cell>
              <table:table-cell>
                <text:p><text:span text:style-name="T3">Eingeschränkt portabel</text:span></text:p>
              </table:table-cell>
            </table:table-row>
            <table:table-row table:style-name="ro10" table:default-cell-style-name="ce2">
              <table:table-cell>
                <text:p><text:span text:style-name="T3">gepuffert</text:span></text:p>
              </table:table-cell>
              <table:table-cell>
                <text:p><text:span text:style-name="T3">Ungepuffert (u.U. langsam)</text:span></text:p>
              </table:table-cell>
            </table:table-row>
            <table:table-row table:style-name="ro10" table:default-cell-style-name="ce2">
              <table:table-cell>
                <text:p><text:span text:style-name="T3">FILE-Pointer FILE*</text:span></text:p>
              </table:table-cell>
              <table:table-cell>
                <text:p><text:span text:style-name="T3">Filehandle (int)</text:span></text:p>
              </table:table-cell>
            </table:table-row>
            <table:table-row table:style-name="ro11" table:default-cell-style-name="ce2">
              <table:table-cell/>
              <table:table-cell>
                <text:p><text:span text:style-name="T3">Sehr systemnah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owLevelI /O</text:p>
          </draw:text-box>
        </draw:frame>
        <draw:frame presentation:style-name="pr6" draw:layer="layout" svg:width="27.6cm" svg:height="13.859cm" svg:x="0cm" svg:y="4.914cm" presentation:class="outline" presentation:user-transformed="true">
          <draw:text-box>
            <text:list text:style-name="L4">
              <text:list-item>
                <text:p>Informationen über:</text:p>
                <text:p><text:span text:style-name="T4"><text:a xlink:href="http://www.gnu.org/software/libc/manual/html_node/Low_002dLevel-I_002fO.html" xlink:type="simple">http://www.gnu.org/software/libc/manual/html_node/Low_002dLevel-I_002fO.html</text:a></text:span></text:p>
                <text:p><text:span text:style-name="T4"/></text:p>
              </text:list-item>
              <text:list-item>
                <text:p>Anzahl max. Filedeskriptoren: 1024</text:p>
              </text:list-item>
            </text:list>
            <text:p><text:span text:style-name="T5"><text:s text:c="10"/></text:span><text:span text:style-name="T6">__FD_SETSIZE 1024 in /usr/include/linux/posix_types.h</text:span></text:p>
            <text:p><text:span text:style-name="T6"/></text:p>
            <text:list text:continue-numbering="true" text:style-name="L4">
              <text:list-item>
                <text:p>Vordefinierte Deskriptoren:</text:p>
                <text:list>
                  <text:list-item>
                    <text:p>0: stdin</text:p>
                  </text:list-item>
                  <text:list-item>
                    <text:p>1: stdout</text:p>
                  </text:list-item>
                  <text:list-item>
                    <text:p>2: strerr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7.6cm" svg:height="13.859cm" svg:x="0.4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ope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int open (const char *filename, int flags[, mode_t mode])</text:p>
                <text:p/>
                <text:list>
                  <text:list-item>
                    <text:p>O_RDONLY:<text:tab/>Datei zum Lesen öffnen </text:p>
                  </text:list-item>
                  <text:list-item>
                    <text:p>O_WRONLY:<text:tab/>Datei zum Schreiben öffnen</text:p>
                  </text:list-item>
                  <text:list-item>
                    <text:p>O_RDWR:<text:tab/><text:tab/>Datei zum Lesen und Schreiben öffnen</text:p>
                  </text:list-item>
                  <text:list-item>
                    <text:p/>
                  </text:list-item>
                  <text:list-item>
                    <text:p>O_APPEND:<text:tab/>Datei am Dateiende schreiben, unabh. Von der akt. Filepos.</text:p>
                  </text:list-item>
                  <text:list-item>
                    <text:p>O_CREAT:<text:tab/><text:tab/>Datei erzeugen (wenn sie noch nicht existiert)</text:p>
                  </text:list-item>
                  <text:list-item>
                    <text:p>O_EXCL:<text:tab/>Datei wird nur erzeugt, wenn sie noch nicht existiert</text:p>
                  </text:list-item>
                  <text:list-item>
                    <text:p>wird in Verbindung mit O_CREAT verwendet</text:p>
                  </text:list-item>
                  <text:list-item>
                    <text:p>O_NOCTTY:<text:tab/>Handelt es sich bei der Datei um ein Terminal (/dev/ttyS0), so soll der Prozess nicht über dieses Terminal gesteuert werden</text:p>
                  </text:list-item>
                  <text:list-item>
                    <text:p>O_NONBLOCK:<text:tab/>open, read und write kehren sofort zurück, und haben ggf. 0 Bytes gelesen/geschrieben</text:p>
                  </text:list-item>
                  <text:list-item>
                    <text:p>O_TRUNC:<text:tab/><text:tab/>Datei wird beim Öffnen zum Lesen auf Länge 0 gelösc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7" draw:layer="layout" svg:width="25.199cm" svg:height="3.506cm" svg:x="1.401cm" svg:y="0cm" presentation:class="title" presentation:user-transformed="true">
          <draw:text-box>
            <text:p>Weitere Funktionen</text:p>
          </draw:text-box>
        </draw:frame>
        <draw:frame presentation:style-name="pr8" draw:text-style-name="P3" draw:layer="layout" svg:width="28cm" svg:height="17cm" svg:x="0cm" svg:y="3.2cm" presentation:class="outline" presentation:user-transformed="true">
          <draw:text-box>
            <text:list text:style-name="L5">
              <text:list-header>
                <text:p text:style-name="P3"><text:span text:style-name="T7">Erzeugen / Schließen</text:span></text:p>
              </text:list-header>
            </text:list>
            <text:list text:style-name="L6">
              <text:list-header>
                <text:p text:style-name="P3"><text:span text:style-name="T8">int creat (const char *filename, mode_t mode)</text:span></text:p>
                <text:p text:style-name="P3"><text:span text:style-name="T8">int close (int filedes)</text:span></text:p>
                <text:p text:style-name="P3"><text:span text:style-name="T8"/></text:p>
                <text:p text:style-name="P3"><text:span text:style-name="T9">Lesen/Schreiben</text:span></text:p>
                <text:p text:style-name="P3"><text:span text:style-name="T8">ssize_t read (int filedes, void *buffer, size_t size)</text:span></text:p>
                <text:p text:style-name="P3"><text:span text:style-name="T8">ssize_t write (int filedes, const void *buffer, size_t size)</text:span></text:p>
                <text:p text:style-name="P3"><text:span text:style-name="T10"/></text:p>
                <text:p text:style-name="P3"><text:span text:style-name="T9">Positionieren</text:span></text:p>
                <text:p text:style-name="P3"><text:span text:style-name="T8">off_t lseek (int filedes, off_t offset, int whence) </text:span></text:p>
                <text:p text:style-name="P3"><text:span text:style-name="T8">(SEEK_SET, SEEK_CUR, SEEK_END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7" draw:layer="layout" svg:width="6.599cm" svg:height="3.506cm" svg:x="20cm" svg:y="0.837cm" presentation:class="title" presentation:user-transformed="true">
          <draw:text-box>
            <text:p>Beispiel<text:line-break/>Files</text:p>
          </draw:text-box>
        </draw:frame>
        <draw:frame presentation:style-name="pr6" draw:text-style-name="P4" draw:layer="layout" svg:width="25.999cm" svg:height="21cm" svg:x="0.6cm" svg:y="0cm" presentation:class="outline" presentation:user-transformed="true">
          <draw:text-box>
            <text:p text:style-name="P4"><text:span text:style-name="T11">char</text:span><text:span text:style-name="T12"> vBuf[</text:span><text:span text:style-name="T13">129</text:span><text:span text:style-name="T12">];</text:span></text:p>
            <text:p text:style-name="P4"><text:span text:style-name="T11">int</text:span><text:span text:style-name="T14"> main(</text:span><text:span text:style-name="T11">int</text:span><text:span text:style-name="T14"> argc, </text:span><text:span text:style-name="T11">char</text:span><text:span text:style-name="T14">**argv)</text:span></text:p>
            <text:p text:style-name="P4"><text:span text:style-name="T14">{</text:span></text:p>
            <text:p text:style-name="P4"><text:span text:style-name="T14"><text:s text:c="2"/></text:span><text:span text:style-name="T11">int</text:span><text:span text:style-name="T14"> fd1,fd2,len,lenw=</text:span><text:span text:style-name="T13">0</text:span><text:span text:style-name="T14">;</text:span></text:p>
            <text:p text:style-name="P4"><text:span text:style-name="T14"/></text:p>
            <text:p text:style-name="P4"><text:span text:style-name="T14"><text:s text:c="2"/></text:span><text:span text:style-name="T14">fd1=open(argv[</text:span><text:span text:style-name="T13">1</text:span><text:span text:style-name="T14">],O_RDONLY);</text:span></text:p>
            <text:p text:style-name="P4"><text:span text:style-name="T14"><text:s text:c="2"/></text:span><text:span text:style-name="T15">if</text:span><text:span text:style-name="T14"> (fd1&gt;</text:span><text:span text:style-name="T13">0</text:span><text:span text:style-name="T14">)</text:span></text:p>
            <text:p text:style-name="P4"><text:span text:style-name="T14"><text:s text:c="2"/></text:span><text:span text:style-name="T14">{</text:span></text:p>
            <text:p text:style-name="P4"><text:span text:style-name="T14"><text:s text:c="4"/></text:span><text:span text:style-name="T14">fd2=open(argv[</text:span><text:span text:style-name="T13">2</text:span><text:span text:style-name="T14">],O_CREAT|O_WRONLY,</text:span><text:span text:style-name="T16">0666</text:span><text:span text:style-name="T14">);</text:span></text:p>
            <text:p text:style-name="P4"><text:span text:style-name="T14"><text:s text:c="4"/></text:span><text:span text:style-name="T15">if</text:span><text:span text:style-name="T14"> (fd2&gt;</text:span><text:span text:style-name="T13">0</text:span><text:span text:style-name="T14">)</text:span></text:p>
            <text:p text:style-name="P4"><text:span text:style-name="T14"><text:s text:c="4"/></text:span><text:span text:style-name="T14">{</text:span></text:p>
            <text:p text:style-name="P4"><text:span text:style-name="T14"><text:s text:c="6"/></text:span><text:span text:style-name="T15">while</text:span><text:span text:style-name="T14"> ((len=read(fd1,vBuf,</text:span><text:span text:style-name="T13">128</text:span><text:span text:style-name="T14">))&gt;</text:span><text:span text:style-name="T13">0</text:span><text:span text:style-name="T14">)</text:span></text:p>
            <text:p text:style-name="P4"><text:span text:style-name="T14"><text:s text:c="6"/></text:span><text:span text:style-name="T14">{</text:span></text:p>
            <text:p text:style-name="P4"><text:span text:style-name="T14"><text:s text:c="9"/></text:span><text:span text:style-name="T14">write(</text:span><text:span text:style-name="T13">1</text:span><text:span text:style-name="T14">,vBuf,len);</text:span></text:p>
            <text:p text:style-name="P4"><text:span text:style-name="T14"><text:s text:c="9"/></text:span><text:span text:style-name="T14">lenw=write(fd2,vBuf,len);</text:span></text:p>
            <text:p text:style-name="P4"><text:span text:style-name="T14"><text:s text:c="9"/></text:span><text:span text:style-name="T15">if</text:span><text:span text:style-name="T14"> (lenw!=len)write(</text:span><text:span text:style-name="T13">2</text:span><text:span text:style-name="T14">,</text:span><text:span text:style-name="T17">"Mist</text:span><text:span text:style-name="T18">\n</text:span><text:span text:style-name="T17">"</text:span><text:span text:style-name="T14">,</text:span><text:span text:style-name="T13">6</text:span><text:span text:style-name="T14">);</text:span></text:p>
            <text:p text:style-name="P4"><text:span text:style-name="T14"><text:s text:c="9"/></text:span><text:span text:style-name="T14">memset(vBuf,</text:span><text:span text:style-name="T13">0</text:span><text:span text:style-name="T14">,</text:span><text:span text:style-name="T13">129</text:span><text:span text:style-name="T14">);</text:span></text:p>
            <text:p text:style-name="P4"><text:span text:style-name="T14"><text:s text:c="6"/></text:span><text:span text:style-name="T14">}</text:span></text:p>
            <text:p text:style-name="P4"><text:span text:style-name="T14"><text:s text:c="4"/></text:span><text:span text:style-name="T14">}</text:span></text:p>
            <text:p text:style-name="P4"><text:span text:style-name="T14"><text:s text:c="4"/></text:span><text:span text:style-name="T15">else</text:span><text:span text:style-name="T14"> write(</text:span><text:span text:style-name="T13">2</text:span><text:span text:style-name="T14">,F2,strlen(F2));</text:span></text:p>
            <text:p text:style-name="P4"><text:span text:style-name="T14"><text:s text:c="2"/></text:span><text:span text:style-name="T14">}</text:span></text:p>
            <text:p text:style-name="P4"><text:span text:style-name="T14"><text:s text:c="2"/></text:span><text:span text:style-name="T15">else</text:span><text:span text:style-name="T14"> write(</text:span><text:span text:style-name="T13">2</text:span><text:span text:style-name="T14">,F1,strlen(F1));</text:span></text:p>
            <text:p text:style-name="P4"><text:span text:style-name="T14"><text:s text:c="2"/></text:span><text:span text:style-name="T14">close(fd1);</text:span></text:p>
            <text:p text:style-name="P4"><text:span text:style-name="T14"><text:s text:c="2"/></text:span><text:span text:style-name="T14">close(fd2);</text:span></text:p>
            <text:p text:style-name="P4"><text:span text:style-name="T14"><text:s text:c="2"/></text:span><text:span text:style-name="T15">return</text:span><text:span text:style-name="T14"> </text:span><text:span text:style-name="T13">0</text:span><text:span text:style-name="T14">;</text:span></text:p>
            <text:p text:style-name="P4"><text:span text:style-name="T14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9" draw:layer="layout" svg:width="25.199cm" svg:height="2.163cm" svg:x="1.4cm" svg:y="0.037cm" presentation:class="title" presentation:user-transformed="true">
          <draw:text-box>
            <text:p>conio</text:p>
          </draw:text-box>
        </draw:frame>
        <draw:frame draw:style-name="gr3" draw:text-style-name="P5" draw:layer="layout" svg:width="23.19cm" svg:height="17.202cm" svg:x="2.6cm" svg:y="3.6cm">
          <draw:text-box>
            <text:p text:style-name="P5"><text:span text:style-name="T19">/* Quelle:</text:span></text:p>
            <text:p text:style-name="P5"><text:span text:style-name="T19">http://stackoverflow.com/questions/3276546/how-to-implement-getch-function-of-c-in-linux</text:span></text:p>
            <text:p text:style-name="P5"><text:span text:style-name="T19">*/</text:span></text:p>
            <text:p text:style-name="P5"><text:span text:style-name="T19"/></text:p>
            <text:p text:style-name="P5"><text:span text:style-name="T19">#include &lt;termios.h&gt;</text:span></text:p>
            <text:p text:style-name="P5"><text:span text:style-name="T19">#include &lt;unistd.h&gt;</text:span></text:p>
            <text:p text:style-name="P5"><text:span text:style-name="T19">#include &lt;stdio.h&gt;</text:span></text:p>
            <text:p text:style-name="P5"><text:span text:style-name="T19">#include "conio.h"</text:span></text:p>
            <text:p text:style-name="P5"><text:span text:style-name="T19"/></text:p>
            <text:p text:style-name="P5"><text:span text:style-name="T19">/* reads from keypress, doesn't echo */int getch(void)</text:span></text:p>
            <text:p text:style-name="P5"><text:span text:style-name="T19">{</text:span></text:p>
            <text:p text:style-name="P5"><text:span text:style-name="T19"><text:s text:c="4"/></text:span><text:span text:style-name="T19">struct termios oldattr, newattr;</text:span></text:p>
            <text:p text:style-name="P5"><text:span text:style-name="T19"><text:s text:c="4"/></text:span><text:span text:style-name="T19">int ch;</text:span></text:p>
            <text:p text:style-name="P5"><text:span text:style-name="T19"><text:s text:c="4"/></text:span><text:span text:style-name="T19">tcgetattr( STDIN_FILENO, &amp;oldattr );</text:span></text:p>
            <text:p text:style-name="P5"><text:span text:style-name="T19"><text:s text:c="4"/></text:span><text:span text:style-name="T19">newattr = oldattr;</text:span></text:p>
            <text:p text:style-name="P5"><text:span text:style-name="T19"><text:s text:c="4"/></text:span><text:span text:style-name="T19">newattr.c_lflag &amp;= ~( ICANON | ECHO );//&lt;-----------</text:span></text:p>
            <text:p text:style-name="P5"><text:span text:style-name="T19"><text:s text:c="4"/></text:span><text:span text:style-name="T19">tcsetattr( STDIN_FILENO, TCSANOW, &amp;newattr );</text:span></text:p>
            <text:p text:style-name="P5"><text:span text:style-name="T19"><text:s text:c="4"/></text:span><text:span text:style-name="T19">ch = getchar();</text:span></text:p>
            <text:p text:style-name="P5"><text:span text:style-name="T19"><text:s text:c="4"/></text:span><text:span text:style-name="T19">tcsetattr( STDIN_FILENO, TCSANOW, &amp;oldattr );</text:span></text:p>
            <text:p text:style-name="P5"><text:span text:style-name="T19"><text:s text:c="4"/></text:span><text:span text:style-name="T19">return ch;</text:span></text:p>
            <text:p text:style-name="P5"><text:span text:style-name="T19">}</text:span></text:p>
            <text:p text:style-name="P5"><text:span text:style-name="T1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9" draw:layer="layout" svg:width="25.199cm" svg:height="2.163cm" svg:x="1.4cm" svg:y="0.037cm" presentation:class="title" presentation:user-transformed="true">
          <draw:text-box>
            <text:p>conio</text:p>
          </draw:text-box>
        </draw:frame>
        <draw:frame draw:style-name="gr3" draw:text-style-name="P5" draw:layer="layout" svg:width="23.19cm" svg:height="17.939cm" svg:x="2.6cm" svg:y="3.6cm">
          <draw:text-box>
            <text:p text:style-name="P5"><text:span text:style-name="T19">/* Quelle:</text:span></text:p>
            <text:p text:style-name="P5"><text:span text:style-name="T19">http://stackoverflow.com/questions/3276546/how-to-implement-getch-function-of-c-in-linux</text:span></text:p>
            <text:p text:style-name="P5"><text:span text:style-name="T19">*/</text:span></text:p>
            <text:p text:style-name="P5"><text:span text:style-name="T19"/></text:p>
            <text:p text:style-name="P5"><text:span text:style-name="T19">#include &lt;termios.h&gt;</text:span></text:p>
            <text:p text:style-name="P5"><text:span text:style-name="T19">#include &lt;unistd.h&gt;</text:span></text:p>
            <text:p text:style-name="P5"><text:span text:style-name="T19">#include &lt;stdio.h&gt;</text:span></text:p>
            <text:p text:style-name="P5"><text:span text:style-name="T19">#include "conio.h"</text:span></text:p>
            <text:p text:style-name="P5"><text:span text:style-name="T19"/></text:p>
            <text:p text:style-name="P5"><text:span text:style-name="T19">/* reads from keypress, echoes */</text:span></text:p>
            <text:p text:style-name="P5"><text:span text:style-name="T19">int getche(void)</text:span></text:p>
            <text:p text:style-name="P5"><text:span text:style-name="T19">{</text:span></text:p>
            <text:p text:style-name="P5"><text:span text:style-name="T19"><text:s text:c="4"/></text:span><text:span text:style-name="T19">struct termios oldattr, newattr;</text:span></text:p>
            <text:p text:style-name="P5"><text:span text:style-name="T19"><text:s text:c="4"/></text:span><text:span text:style-name="T19">int ch;</text:span></text:p>
            <text:p text:style-name="P5"><text:span text:style-name="T19"><text:s text:c="4"/></text:span><text:span text:style-name="T19">tcgetattr( STDIN_FILENO, &amp;oldattr );</text:span></text:p>
            <text:p text:style-name="P5"><text:span text:style-name="T19"><text:s text:c="4"/></text:span><text:span text:style-name="T19">newattr = oldattr;</text:span></text:p>
            <text:p text:style-name="P5"><text:span text:style-name="T19"><text:s text:c="4"/></text:span><text:span text:style-name="T19">newattr.c_lflag &amp;= ~( ICANON ); //&lt;-------------</text:span></text:p>
            <text:p text:style-name="P5"><text:span text:style-name="T19"><text:s text:c="4"/></text:span><text:span text:style-name="T19">tcsetattr( STDIN_FILENO, TCSANOW, &amp;newattr );</text:span></text:p>
            <text:p text:style-name="P5"><text:span text:style-name="T19"><text:s text:c="4"/></text:span><text:span text:style-name="T19">ch = getchar();</text:span></text:p>
            <text:p text:style-name="P5"><text:span text:style-name="T19"><text:s text:c="4"/></text:span><text:span text:style-name="T19">tcsetattr( STDIN_FILENO, TCSANOW, &amp;oldattr );</text:span></text:p>
            <text:p text:style-name="P5"><text:span text:style-name="T19"><text:s text:c="4"/></text:span><text:span text:style-name="T19">return ch;</text:span></text:p>
            <text:p text:style-name="P5"><text:span text:style-name="T19">}</text:span></text:p>
            <text:p text:style-name="P5"><text:span text:style-name="T1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0" draw:layer="layout" svg:width="25.199cm" svg:height="2.889cm" svg:x="1.4cm" svg:y="-0.4cm" presentation:class="title" presentation:user-transformed="true">
          <draw:text-box>
            <text:p>Modemdevice</text:p>
          </draw:text-box>
        </draw:frame>
        <draw:frame draw:style-name="gr4" draw:text-style-name="P5" draw:layer="layout" svg:width="27.722cm" svg:height="18.676cm" svg:x="0.278cm" svg:y="2.2cm">
          <draw:text-box>
            <text:p text:style-name="P5"><text:span text:style-name="T19">#define BAUDRATE B9600</text:span></text:p>
            <text:p text:style-name="P5"><text:span text:style-name="T19">char MODEMDEVICE[32]= "/dev/ttyS0";</text:span><text:span text:style-name="T19"><text:tab/></text:span><text:span text:style-name="T19">// !!!</text:span></text:p>
            <text:p text:style-name="P5"><text:span text:style-name="T19"/></text:p>
            <text:p text:style-name="P5"><text:span text:style-name="T19">int</text:span><text:span text:style-name="T19"><text:tab/></text:span><text:span text:style-name="T19">fd;</text:span><text:span text:style-name="T19"><text:tab/></text:span><text:span text:style-name="T19"><text:tab/></text:span><text:span text:style-name="T19"><text:tab/></text:span><text:span text:style-name="T19"><text:tab/></text:span><text:span text:style-name="T19">// File descriptor</text:span></text:p>
            <text:p text:style-name="P5"><text:span text:style-name="T19">struct</text:span><text:span text:style-name="T19"><text:tab/></text:span><text:span text:style-name="T19">termios newtio={};</text:span></text:p>
            <text:p text:style-name="P5"><text:span text:style-name="T19">char vbuf[256];</text:span></text:p>
            <text:p text:style-name="P5"><text:span text:style-name="T19">int init()</text:span></text:p>
            <text:p text:style-name="P5"><text:span text:style-name="T19">{</text:span></text:p>
            <text:p text:style-name="P5"><text:span text:style-name="T19"><text:s text:c="4"/></text:span><text:span text:style-name="T19">fd = open(MODEMDEVICE, O_RDWR | O_NOCTTY);</text:span></text:p>
            <text:p text:style-name="P5"><text:span text:style-name="T19"><text:s text:c="4"/></text:span><text:span text:style-name="T19">if (fd &lt; 0){</text:span></text:p>
            <text:p text:style-name="P5"><text:span text:style-name="T19"><text:s text:c="8"/></text:span><text:span text:style-name="T19">printf("Fehler beim oeffnen von %s\n", MODEMDEVICE);</text:span></text:p>
            <text:p text:style-name="P5"><text:span text:style-name="T19"><text:s text:c="8"/></text:span><text:span text:style-name="T19">exit(-1);</text:span></text:p>
            <text:p text:style-name="P5"><text:span text:style-name="T19"><text:s text:c="4"/></text:span><text:span text:style-name="T19">}</text:span></text:p>
            <text:p text:style-name="P5"><text:span text:style-name="T19"><text:s text:c="4"/></text:span><text:span text:style-name="T19">memset(&amp;newtio, 0, sizeof(newtio));</text:span></text:p>
            <text:p text:style-name="P5"><text:span text:style-name="T19"><text:s text:c="4"/></text:span><text:span text:style-name="T19">newtio.c_cflag = BAUDRATE | CS8 | CLOCAL | CREAD;</text:span><text:span text:style-name="T19"><text:tab/></text:span></text:p>
            <text:p text:style-name="P5"><text:span text:style-name="T19"><text:s text:c="4"/></text:span><text:span text:style-name="T19">newtio.c_iflag = IGNPAR;</text:span></text:p>
            <text:p text:style-name="P5"><text:span text:style-name="T19"><text:s text:c="4"/></text:span><text:span text:style-name="T19">newtio.c_oflag = 0;</text:span></text:p>
            <text:p text:style-name="P5"><text:span text:style-name="T19"><text:s text:c="4"/></text:span><text:span text:style-name="T19">newtio.c_lflag = 0; //set input mode (non-canonical, no echo, ...) </text:span></text:p>
            <text:p text:style-name="P5"><text:span text:style-name="T19"><text:s text:c="4"/></text:span><text:span text:style-name="T19">newtio.c_cc[VTIME] = 0;</text:span><text:span text:style-name="T19"><text:tab/></text:span><text:span text:style-name="T19">// inter-character timer unused</text:span></text:p>
            <text:p text:style-name="P5"><text:span text:style-name="T19"><text:s text:c="4"/></text:span><text:span text:style-name="T19">newtio.c_cc[VMIN] = 1;</text:span><text:span text:style-name="T19"><text:tab/></text:span><text:span text:style-name="T19"><text:tab/></text:span><text:span text:style-name="T19">// blocking read until 1 chars received</text:span></text:p>
            <text:p text:style-name="P5"><text:span text:style-name="T19"/></text:p>
            <text:p text:style-name="P5"><text:span text:style-name="T19"><text:s text:c="4"/></text:span><text:span text:style-name="T19">tcflush(fd, TCIFLUSH);</text:span></text:p>
            <text:p text:style-name="P5"><text:span text:style-name="T19"><text:s text:c="4"/></text:span><text:span text:style-name="T19">tcsetattr(fd, TCSANOW, &amp;newtio);</text:span></text:p>
            <text:p text:style-name="P5"><text:span text:style-name="T19"><text:s text:c="4"/></text:span><text:span text:style-name="T19">return fd;</text:span></text:p>
            <text:p text:style-name="P5"><text:span text:style-name="T19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5" draw:layer="layout" svg:width="27cm" svg:height="20.624cm" svg:x="0.4cm" svg:y="0.4cm">
          <draw:text-box>
            <text:p>unsigned char send()</text:p>
            <text:p>{</text:p>
            <text:p><text:s text:c="4"/>int res, i;</text:p>
            <text:p><text:s text:c="4"/>char *p=vbuf;</text:p>
            <text:p/>
            <text:p><text:s text:c="4"/>fgets(vbuf, 256, stdin);</text:p>
            <text:p><text:s text:c="4"/>for (i=0;i&lt;strlen(vbuf);i++)printf("%02x ",vbuf[i]); puts("");</text:p>
            <text:p><text:s text:c="4"/>vbuf[strlen(vbuf)-1]=0xd;</text:p>
            <text:p><text:s text:c="4"/>while(*p)</text:p>
            <text:p><text:s text:c="4"/>{</text:p>
            <text:p><text:tab/>res=write(fd, p, 1);p++;</text:p>
            <text:p><text:tab/>if (res&lt;0) printf("Fehler beim Senden\n");</text:p>
            <text:p><text:s text:c="4"/>}</text:p>
            <text:p><text:s text:c="4"/>return 0;</text:p>
            <text:p>}</text:p>
            <text:p/>
            <text:p>unsigned char receive()</text:p>
            <text:p>{</text:p>
            <text:p><text:s text:c="4"/>int res;</text:p>
            <text:p><text:s text:c="4"/>char buffer[127+1] = "";</text:p>
            <text:p/>
            <text:p><text:s text:c="4"/>res = read(fd, buffer, 1);</text:p>
            <text:p><text:s text:c="4"/>if (res)</text:p>
            <text:p><text:s text:c="10"/>write(1,buffer,1);</text:p>
            <text:p><text:s text:c="10"/>if(*buffer==0xd) {*buffer=0xa;write(1,buffer,1);}</text:p>
            <text:p><text:s text:c="4"/>return buffer[0];</text:p>
            <text:p>}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Arial2" svg:font-family="Arial" style:font-family-generic="swiss"/>
    <style:font-face style:name="Lucidasans2" svg:font-family="Lucidasans" style:font-family-generic="swiss"/>
    <style:font-face style:name="Courier 10 Pitch" svg:font-family="'Courier 10 Pitch'" style:font-pitch="fixed"/>
    <style:font-face style:name="Cumberland2" svg:font-family="Cumberland, 'Courier New'" style:font-family-generic="modern" style:font-pitch="fixed"/>
    <style:font-face style:name="Albany" svg:font-family="Albany, Arial" style:font-pitch="variable"/>
    <style:font-face style:name="Arial1" svg:font-family="Arial" style:font-pitch="variable"/>
    <style:font-face style:name="Mincho" svg:font-family="Mincho, msmincho" style:font-pitch="variable"/>
    <style:font-face style:name="StarSymbol1" svg:font-family="StarSymbol, 'Arial Unicode MS'" style:font-pitch="variable"/>
    <style:font-face style:name="Cumberland1" svg:font-family="Cumberland, 'Courier New'" style:font-family-generic="modern" style:font-pitch="variable"/>
    <style:font-face style:name="Arial" svg:font-family="Arial" style:font-family-generic="roman" style:font-pitch="variable"/>
    <style:font-face style:name="Cumberland" svg:font-family="Cumberland, 'Courier New'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, Arial" style:font-family-generic="swiss" style:font-pitch="variable"/>
    <style:font-face style:name="Andale Sans UI" svg:font-family="'Andale Sans UI', 'Arial Unicode MS'" style:font-family-generic="swiss" style:font-pitch="variable"/>
    <style:font-face style:name="Lucidasans1" svg:font-family="Lucidasans" style:font-family-generic="swiss" style:font-pitch="variable"/>
    <style:font-face style:name="Cumberland3" svg:font-family="Cumberland, 'Courier New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  <style:font-face style:name="StarSymbol4" svg:font-family="Star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abellen_20_Inhalt" style:display-name="Tabellen Inhalt" style:family="graphic">
      <style:paragraph-properties style:text-autospace="none"/>
    </style:style>
    <style:style style:name="Tabellen_20_Überschrift" style:display-name="Tabellen Überschrift" style:family="graphic">
      <style:paragraph-properties fo:text-align="center"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Normal" style:family="graphic">
      <style:paragraph-properties style:text-autospace="none"/>
      <style:text-properties style:use-window-font-color="true" style:font-name="Thorndale" fo:font-family="Thorndale, 'Times New Roman'" style:font-family-generic="roman" style:font-pitch="variable" fo:font-size="12pt" fo:language="de" fo:country="DE" style:font-name-asian="Lucidasans1" style:font-family-asian="Lucidasans" style:font-family-generic-asian="swiss" style:font-pitch-asian="variable" style:language-asian="zxx" style:country-asian="none"/>
    </style:style>
    <style:style style:name="Überschrift_20_2" style:display-name="Überschrift 2" style:family="graphic">
      <style:paragraph-properties fo:margin-top="0.746cm" fo:margin-bottom="0.88cm" style:text-autospace="none"/>
      <style:text-properties style:font-name="Thorndale" fo:font-family="Thorndale, 'Times New Roman'" style:font-family-generic="roman" style:font-pitch="variable" fo:font-size="18pt" fo:font-weight="bold" style:font-name-asian="Lucidasans1" style:font-family-asian="Lucidasans" style:font-family-generic-asian="swiss" style:font-pitch-asian="variable" style:font-size-asian="18pt" style:font-weight-asian="bold" style:font-weight-complex="bold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Quelltext" style:family="graphic">
      <style:paragraph-properties style:text-autospace="none"/>
      <style:text-properties style:font-name="Cumberland2" fo:font-family="Cumberland, 'Courier New'" style:font-family-generic="modern" style:font-pitch="fixed" style:font-name-asian="Cumberland2" style:font-family-asian="Cumberland, 'Courier New'" style:font-family-generic-asian="modern" style:font-pitch-asian="fixed"/>
    </style:style>
    <style:style style:name="Internet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Aufzählungszeichen" style:family="graphic">
      <style:paragraph-properties style:text-autospace="none"/>
      <style:text-properties style:font-name="StarSymbol3" fo:font-family="StarSymbol, 'Arial Unicode MS'" style:font-charset="x-symbol" fo:font-size="9pt" style:font-name-asian="StarSymbol3" style:font-family-asian="StarSymbol, 'Arial Unicode MS'" style:font-charset-asian="x-symbol" style:font-size-asian="9pt"/>
    </style:style>
    <style:style style:name="Fußzeil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Listenkopf" style:family="graphic">
      <style:paragraph-properties fo:margin-left="0cm" fo:margin-right="0cm" fo:text-indent="0cm" style:text-autospace="none"/>
    </style:style>
    <style:style style:name="Listeninhalt" style:family="graphic">
      <style:paragraph-properties fo:margin-left="1.764cm" fo:margin-right="0cm" fo:text-indent="0cm" style:text-autospace="non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Cumberland2" fo:font-family="Cumberland, 'Courier New'" style:font-family-generic="modern" style:font-pitch="fixed" fo:font-size="10pt" style:font-name-asian="Cumberland2" style:font-family-asian="Cumberland, 'Courier New'" style:font-family-generic-asian="modern" style:font-pitch-asian="fixed" style:font-size-asian="10pt"/>
    </style:style>
    <style:style style:name="Verzeichnis" style:family="graphic">
      <style:paragraph-properties style:text-autospace="none"/>
      <style:text-properties style:font-name-asian="Lucidasans2" style:font-family-asian="Lucidasans" style:font-family-generic-asian="swiss"/>
    </style:style>
    <style:style style:name="Rahmeninhalt" style:family="graphic">
      <style:paragraph-properties fo:margin-top="0cm" fo:margin-bottom="0.374cm" style:text-autospace="none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Lucidasans2" style:font-family-asian="Lucidasans" style:font-family-generic-asian="swiss" style:font-size-asian="10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Lucidasans2" style:font-family-asian="Lucidasans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nold Beck</meta:initial-creator>
    <meta:creation-date>2012-12-20T22:38:10</meta:creation-date>
    <meta:editing-duration>PT16M22S</meta:editing-duration>
    <meta:editing-cycles>3</meta:editing-cycles>
    <dc:date>2015-01-18T18:24:18.921326305</dc:date>
    <dc:creator>Arnold Beck</dc:creator>
    <meta:generator>LibreOffice/4.2.7.2$Linux_X86_64 LibreOffice_project/420m0$Build-2</meta:generator>
    <meta:document-statistic meta:object-count="65"/>
  </office:meta>
</office:document-meta>
</file>